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Roboto-Regular" style:font-family-asian="Roboto-Regular" style:font-family-complex="Roboto-Regular" fo:background-color="transparent" style:use-window-font-color="true"/>
    </style:style>
    <style:style style:name="T2" style:family="text">
      <style:text-properties fo:font-size="12.00pt" fo:font-weight="normal" fo:font-family="'Segoe UI Symbol'" style:font-family-asian="'Segoe UI Symbol'" style:font-family-complex="'Segoe UI Symbol'" fo:background-color="transparent" style:use-window-font-color="true"/>
    </style:style>
    <style:style style:name="T3" style:family="text">
      <style:text-properties fo:font-size="12.00pt" fo:font-weight="normal" fo:font-family="LiberationSans" style:font-family-asian="LiberationSans" style:font-family-complex="LiberationSans" fo:background-color="transparent" style:use-window-font-color="true"/>
    </style:style>
    <style:style style:name="T4" style:family="text">
      <style:text-properties fo:font-size="12.00pt" fo:font-weight="normal" fo:font-family="Roboto-Regular" style:font-family-asian="Roboto-Regular" style:font-family-complex="Roboto-Regular" fo:background-color="transparent" style:use-window-font-color="true"/>
    </style:style>
    <style:style style:name="T5" style:family="text">
      <style:text-properties fo:font-size="12.00pt" fo:font-weight="normal" fo:font-family="'Segoe UI Symbol'" style:font-family-asian="'Segoe UI Symbol'" style:font-family-complex="'Segoe UI Symbol'" fo:background-color="transparent" style:use-window-font-color="true"/>
    </style:style>
    <style:style style:name="T6" style:family="text">
      <style:text-properties fo:font-size="12.00pt" fo:font-weight="normal" fo:font-family="LiberationSans" style:font-family-asian="LiberationSans" style:font-family-complex="LiberationSans" fo:background-color="transparent" style:use-window-font-color="true"/>
    </style:style>
    <style:style style:name="T7" style:family="text">
      <style:text-properties fo:font-size="12.00pt" fo:font-weight="normal" fo:font-family="Roboto-Regular" style:font-family-asian="Roboto-Regular" style:font-family-complex="Roboto-Regular" fo:background-color="transparent" style:use-window-font-color="true"/>
    </style:style>
    <style:style style:name="T8" style:family="text">
      <style:text-properties fo:font-size="12.00pt" fo:font-weight="normal" fo:font-family="'Segoe UI Symbol'" style:font-family-asian="'Segoe UI Symbol'" style:font-family-complex="'Segoe UI Symbol'" fo:background-color="transparent" style:use-window-font-color="true"/>
    </style:style>
    <style:style style:name="T9" style:family="text">
      <style:text-properties fo:font-size="12.00pt" fo:font-weight="normal" fo:font-family="LiberationSans" style:font-family-asian="LiberationSans" style:font-family-complex="LiberationSans" fo:background-color="transparent" style:use-window-font-color="true"/>
    </style:style>
    <style:style style:name="T10" style:family="text">
      <style:text-properties fo:font-size="12.00pt" fo:font-weight="normal" fo:font-family="Roboto-Regular" style:font-family-asian="Roboto-Regular" style:font-family-complex="Roboto-Regular" fo:background-color="transparent" style:use-window-font-color="true"/>
    </style:style>
    <style:style style:name="T11" style:family="text">
      <style:text-properties fo:font-size="12.00pt" fo:font-weight="normal" fo:font-family="'Segoe UI Symbol'" style:font-family-asian="'Segoe UI Symbol'" style:font-family-complex="'Segoe UI Symbol'" fo:background-color="transparent" style:use-window-font-color="true"/>
    </style:style>
    <style:style style:name="T12" style:family="text">
      <style:text-properties fo:font-size="12.00pt" fo:font-weight="normal" fo:font-family="LiberationSans" style:font-family-asian="LiberationSans" style:font-family-complex="LiberationSans" fo:background-color="transparent" style:use-window-font-color="true"/>
    </style:style>
    <style:style style:name="T13" style:family="text">
      <style:text-properties fo:font-size="12.00pt" fo:font-weight="normal" fo:font-family="Roboto-Regular" style:font-family-asian="Roboto-Regular" style:font-family-complex="Roboto-Regular" fo:background-color="transparent" style:use-window-font-color="true"/>
    </style:style>
    <style:style style:name="T14" style:family="text">
      <style:text-properties fo:font-size="12.00pt" fo:font-weight="normal" fo:font-family="'Segoe UI Symbol'" style:font-family-asian="'Segoe UI Symbol'" style:font-family-complex="'Segoe UI Symbol'" fo:background-color="transparent" style:use-window-font-color="true"/>
    </style:style>
    <style:style style:name="T15" style:family="text">
      <style:text-properties fo:font-size="12.00pt" fo:font-weight="normal" fo:font-family="LiberationSans" style:font-family-asian="LiberationSans" style:font-family-complex="LiberationSans" fo:background-color="transparent" style:use-window-font-color="true"/>
    </style:style>
    <style:style style:name="T16" style:family="text">
      <style:text-properties fo:font-size="12.00pt" fo:font-weight="normal" fo:font-family="Roboto-Regular" style:font-family-asian="Roboto-Regular" style:font-family-complex="Roboto-Regular" fo:background-color="transparent" style:use-window-font-color="true"/>
    </style:style>
    <style:style style:name="T17" style:family="text">
      <style:text-properties fo:font-size="12.00pt" fo:font-weight="normal" fo:font-family="'Segoe UI Symbol'" style:font-family-asian="'Segoe UI Symbol'" style:font-family-complex="'Segoe UI Symbol'" fo:background-color="transparent" style:use-window-font-color="true"/>
    </style:style>
    <style:style style:name="T18" style:family="text">
      <style:text-properties fo:font-size="12.00pt" fo:font-weight="normal" fo:font-family="LiberationSans" style:font-family-asian="LiberationSans" style:font-family-complex="LiberationSans" fo:background-color="transparent" style:use-window-font-color="true"/>
    </style:style>
    <style:style style:name="T19" style:family="text">
      <style:text-properties fo:font-size="12.00pt" fo:font-weight="normal" fo:font-family="Roboto-Regular" style:font-family-asian="Roboto-Regular" style:font-family-complex="Roboto-Regular" fo:background-color="transparent" style:use-window-font-color="true"/>
    </style:style>
    <style:style style:name="T20" style:family="text">
      <style:text-properties fo:font-size="12.00pt" fo:font-weight="normal" fo:font-family="'Segoe UI Symbol'" style:font-family-asian="'Segoe UI Symbol'" style:font-family-complex="'Segoe UI Symbol'" fo:background-color="transparent" style:use-window-font-color="true"/>
    </style:style>
    <style:style style:name="T21" style:family="text">
      <style:text-properties fo:font-size="12.00pt" fo:font-weight="normal" fo:font-family="LiberationSans" style:font-family-asian="LiberationSans" style:font-family-complex="LiberationSans" fo:background-color="transparent" style:use-window-font-color="true"/>
    </style:style>
    <style:style style:name="T22" style:family="text">
      <style:text-properties fo:font-size="12.00pt" fo:font-weight="normal" fo:font-family="Roboto-Regular" style:font-family-asian="Roboto-Regular" style:font-family-complex="Roboto-Regular" fo:background-color="transparent" style:use-window-font-color="true"/>
    </style:style>
    <style:style style:name="T23" style:family="text">
      <style:text-properties fo:font-size="12.00pt" fo:font-weight="normal" fo:font-family="'Segoe UI Symbol'" style:font-family-asian="'Segoe UI Symbol'" style:font-family-complex="'Segoe UI Symbol'" fo:background-color="transparent" style:use-window-font-color="true"/>
    </style:style>
    <style:style style:name="T24" style:family="text">
      <style:text-properties fo:font-size="12.00pt" fo:font-weight="normal" fo:font-family="LiberationSans" style:font-family-asian="LiberationSans" style:font-family-complex="LiberationSans" fo:background-color="transparent" style:use-window-font-color="true"/>
    </style:style>
    <style:style style:name="T25" style:family="text">
      <style:text-properties fo:font-size="12.00pt" fo:font-weight="normal" fo:font-family="Roboto-Regular" style:font-family-asian="Roboto-Regular" style:font-family-complex="Roboto-Regular" fo:background-color="transparent" style:use-window-font-color="true"/>
    </style:style>
    <style:style style:name="T26" style:family="text">
      <style:text-properties fo:font-size="12.00pt" fo:font-weight="normal" fo:font-family="'Segoe UI Symbol'" style:font-family-asian="'Segoe UI Symbol'" style:font-family-complex="'Segoe UI Symbol'" fo:background-color="transparent" style:use-window-font-color="true"/>
    </style:style>
    <style:style style:name="T27" style:family="text">
      <style:text-properties fo:font-size="12.00pt" fo:font-weight="normal" fo:font-family="LiberationSans" style:font-family-asian="LiberationSans" style:font-family-complex="LiberationSans" fo:background-color="transparent" style:use-window-font-color="true"/>
    </style:style>
    <style:style style:name="T28" style:family="text">
      <style:text-properties fo:font-size="12.00pt" fo:font-weight="normal" fo:font-family="Roboto-Regular" style:font-family-asian="Roboto-Regular" style:font-family-complex="Roboto-Regular" fo:background-color="transparent" style:use-window-font-color="true"/>
    </style:style>
    <style:style style:name="T29" style:family="text">
      <style:text-properties fo:font-size="12.00pt" fo:font-weight="normal" fo:font-family="'Segoe UI Symbol'" style:font-family-asian="'Segoe UI Symbol'" style:font-family-complex="'Segoe UI Symbol'" fo:background-color="transparent" style:use-window-font-color="true"/>
    </style:style>
    <style:style style:name="T30" style:family="text">
      <style:text-properties fo:font-size="12.00pt" fo:font-weight="normal" fo:font-family="LiberationSans" style:font-family-asian="LiberationSans" style:font-family-complex="LiberationSans" fo:background-color="transparent" style:use-window-font-color="true"/>
    </style:style>
    <style:style style:name="T31" style:family="text">
      <style:text-properties fo:font-size="12.00pt" fo:font-weight="normal" fo:font-family="Roboto-Regular" style:font-family-asian="Roboto-Regular" style:font-family-complex="Roboto-Regular"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bold" fo:font-family="'Segoe UI Symbol'" style:font-family-asian="'Segoe UI Symbol'" style:font-family-complex="'Segoe UI Symbol'"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bold" fo:font-family="'Segoe UI Symbol'" style:font-family-asian="'Segoe UI Symbol'" style:font-family-complex="'Segoe UI Symbol'"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bold" fo:font-family="'Segoe UI Symbol'" style:font-family-asian="'Segoe UI Symbol'" style:font-family-complex="'Segoe UI Symbol'"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bold" fo:font-family="'Segoe UI Symbol'" style:font-family-asian="'Segoe UI Symbol'" style:font-family-complex="'Segoe UI Symbol'"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bold" fo:font-family="'Segoe UI Symbol'" style:font-family-asian="'Segoe UI Symbol'" style:font-family-complex="'Segoe UI Symbol'"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bold" fo:font-family="'Segoe UI Symbol'" style:font-family-asian="'Segoe UI Symbol'" style:font-family-complex="'Segoe UI Symbol'"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bold" fo:font-family="'Segoe UI Symbol'" style:font-family-asian="'Segoe UI Symbol'" style:font-family-complex="'Segoe UI Symbol'"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10.00pt"/>
    </style:style>
    <style:style style:name="P3" style:family="paragraph">
      <style:paragraph-properties fo:line-height="100.00%" fo:text-align="left"/>
    </style:style>
    <style:style style:name="P4" style:family="paragraph">
      <style:paragraph-properties fo:line-height="115.00%" fo:text-align="left" fo:margin-bottom="10.00pt"/>
    </style:style>
    <style:style style:name="P5" style:family="paragraph">
      <style:paragraph-properties fo:line-height="100.00%" fo:text-align="left"/>
    </style:style>
    <style:style style:name="P6" style:family="paragraph">
      <style:paragraph-properties fo:line-height="115.00%" fo:text-align="left" fo:margin-bottom="10.00pt"/>
    </style:style>
  </office:automatic-styles>
  <office:body>
    <office:text>
      <text:p text:style-name="P1"><text:span text:style-name="T1">&lt;label&gt;<text:s text:c="2"/>Label specificeert welke van de gegeven opties mee worden gestuurd las informatie naar de data base. Anders is het lege info die wordt gestuurd</text:span></text:p>
      <text:p text:style-name="P1"><text:span text:style-name="T2">●</text:span><text:span text:style-name="T3"><text:s/></text:span><text:span text:style-name="T4">&lt;input&gt; Dit geeft aan hoe de waardes die ingevuld zijn gelezen moeten worden, text of wat anders</text:span></text:p>
      <text:p text:style-name="P1"><text:span text:style-name="T5">●</text:span><text:span text:style-name="T6"><text:s/></text:span><text:span text:style-name="T7">&lt;select&gt; Dit geeft een drop down weergave van de keuzes</text:span></text:p>
      <text:p text:style-name="P1"><text:span text:style-name="T8">●</text:span><text:span text:style-name="T9"><text:s/></text:span><text:span text:style-name="T10">&lt;textarea&gt; Dit is bedoeld om de restricties aan te geven van de mogelijke antwoorden. Vooral gebruikt bij comment secties</text:span></text:p>
      <text:p text:style-name="P1"><text:span text:style-name="T11">●</text:span><text:span text:style-name="T12"><text:s/></text:span><text:span text:style-name="T13">&lt;button&gt; Dit is om een knop aan te maken</text:span></text:p>
      <text:p text:style-name="P1"><text:span text:style-name="T14">●</text:span><text:span text:style-name="T15"><text:s/></text:span><text:span text:style-name="T16">&lt;fieldset&gt; Dit wordt gebruikt om zichtbaar op de pagina een groep formulieren bij elkaar te stoppen. Met een omlijnig eromheen</text:span></text:p>
      <text:p text:style-name="P1"><text:span text:style-name="T17">●</text:span><text:span text:style-name="T18"><text:s/></text:span><text:span text:style-name="T19">&lt;legend&gt; Dit is een soort titel die je aan het formulier geeft</text:span></text:p>
      <text:p text:style-name="P1"><text:span text:style-name="T20">●</text:span><text:span text:style-name="T21"><text:s/></text:span><text:span text:style-name="T22">&lt;datalist&gt; Ook een dropdown weergave van de opties, verschil hier met de select tag is dat er een vrije optie is om buiten de keuzes iets in te typen. Searchengines hebben dit vaak</text:span></text:p>
      <text:p text:style-name="P1"><text:span text:style-name="T23">●</text:span><text:span text:style-name="T24"><text:s/></text:span><text:span text:style-name="T25">&lt;output&gt; Dit is om de oplossing weer te geven. Beste voorbeeld is een rekensom, maar kan op meerdere manieren worden toegepast</text:span></text:p>
      <text:p text:style-name="P1"><text:span text:style-name="T26">●</text:span><text:span text:style-name="T27"><text:s/></text:span><text:span text:style-name="T28">&lt;option&gt; Deze tag wordt gebruikt om de opties weer te geven die bij de select of datalist tag worden weer gegeven</text:span></text:p>
      <text:p text:style-name="P2"><text:span text:style-name="T29">●</text:span><text:span text:style-name="T30"><text:s/></text:span><text:span text:style-name="T31">&lt;optgroup&gt; Dit is om kopgroepen aan te duiden binnen de dropdown list</text:span></text:p>
      <text:p text:style-name="P2"><text:span text:style-name="T32"/></text:p>
      <text:p text:style-name="P2"><text:span text:style-name="T32"/></text:p>
      <text:p text:style-name="P3"><text:span text:style-name="T33">6. We hebben nu geleerd hoe je dropdown list, radio buttons en checkboxes</text:span></text:p>
      <text:p text:style-name="P3"><text:span text:style-name="T33">maak. Dit zijn 3 verschillende manieren om de gebruiker een keuze te laten</text:span></text:p>
      <text:p text:style-name="P3"><text:span text:style-name="T33">maken. Benoem voor dropdown list, radio buttons en checkboxes een situatie</text:span></text:p>
      <text:p text:style-name="P4"><text:span text:style-name="T33">waar je in kan gebruiken en leg dat uit?</text:span></text:p>
      <text:p text:style-name="P4"><text:span text:style-name="T34">Een aanvraagformulier voor een webshop waarin je bij de checkboxes kunt aangeven welke accesoires je erbij wilt bestellen. In de de dropdown list kun je aangeven welk model je wilt bestellen. En in de radio button kun je aangeven of je het opgestuurd wilt krijgen of zelf ophaalt.</text:span></text:p>
      <text:p text:style-name="P4"><text:span text:style-name="T35"/></text:p>
      <text:p text:style-name="P5"><text:span text:style-name="T36">10. Om een tabel te maken heb je volgende elementen nodig:</text:span></text:p>
      <text:p text:style-name="P5"><text:span text:style-name="T37">●</text:span><text:span text:style-name="T38"><text:s/>&lt;table&gt; Dit geeft aan dat het om een tabel gaat</text:span></text:p>
      <text:p text:style-name="P5"><text:span text:style-name="T39">●</text:span><text:span text:style-name="T40"><text:s/>&lt;thead&gt; Dit is om de headers te groeperen</text:span></text:p>
      <text:p text:style-name="P5"><text:span text:style-name="T41">●</text:span><text:span text:style-name="T42"><text:s/>&lt;tbody&gt; Dit is om alle inhoud van de tabel te groeperen</text:span></text:p>
      <text:p text:style-name="P5"><text:span text:style-name="T43">●</text:span><text:span text:style-name="T44"><text:s/>&lt;tfoot&gt; Alle info in de footer groeperen</text:span></text:p>
      <text:p text:style-name="P5"><text:span text:style-name="T45">●</text:span><text:span text:style-name="T46"><text:s/>&lt;th&gt; Dit zijn de headers binnen de tabel</text:span></text:p>
      <text:p text:style-name="P5"><text:span text:style-name="T47">●</text:span><text:span text:style-name="T48"><text:s/>&lt;tr&gt; Dit zijn de rijen binnen de tabel</text:span></text:p>
      <text:p text:style-name="P5"><text:span text:style-name="T49">●</text:span><text:span text:style-name="T50"><text:s/>&lt;td&gt; Hier wordt de inhoud gedefinieerd van 1 enkele cel in de tabel</text:span></text:p>
      <text:p text:style-name="P6"><text:span text:style-name="T50">Geef voor elke element een definitie.</text:span></text:p>
      <text:p text:style-name="P6"><text:span text:style-name="T50"/></text:p>
      <text:p text:style-name="P6"><text:span text:style-name="T50">&amp;#60;html&amp;#62;</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